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6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8]*[.E8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9]*[.E9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/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10]*[.E10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office:value-type="date" office:date-value="2018-10-08">
            <text:p>10/08/18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1]*[.E11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2]*[.E12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3]*[.E13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4]*[.E14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5]*[.E15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6]*[.E16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7]*[.E17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8]*[.E18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3]*[.E23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4]*[.E24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5]*[.E25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6]*[.E26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7]*[.E27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8]*[.E28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9]*[.E29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0]*[.E30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1]*[.E31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2]*[.E32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4]*[.E34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5]*[.E35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6]*[.E36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5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7]*[.E37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8]*[.E3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40]*[.E40]" office:value-type="float" office:value="29.95">
            <text:p>29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1]*[.E41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3]*[.E43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1])" office:value-type="float" office:value="6023.95999999999">
            <text:p>6023.96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1/31/2019</text:date>, <text:time>17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1-31T17:39:13</dc:date>
    <dc:creator>Chuck Coughlin</dc:creator>
    <meta:editing-duration>P1DT19H7M56S</meta:editing-duration>
    <meta:editing-cycles>15</meta:editing-cycles>
    <meta:generator>OpenOffice/4.1.3$Unix OpenOffice.org_project/413m1$Build-9783</meta:generator>
    <meta:document-statistic meta:table-count="3" meta:cell-count="319" meta:object-count="0"/>
  </office:meta>
</office:document-meta>
</file>